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StringCompressionGrok_COC1Test</text:p>
          </table:table-cell>
          <table:table-cell office:value-type="string" calcext:value-type="string" table:number-columns-spanned="1" table:number-rows-spanned="25">
            <text:p>StringCompressio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COC2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COC3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COC4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FS2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FS3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FS4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FS5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OS3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OS4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OS5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POT1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POT2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POT3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POT4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POT5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Grok_ZS2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ZS3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ZS4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Grok_ZS5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Llama_COC1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COC2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COC4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0.0</text:p>
          </table:table-cell>
        </table:table-row>
        <table:table-row table:style-name="ro1">
          <table:table-cell office:value-type="string" calcext:value-type="string">
            <text:p>StringCompressionLlama_FS5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  <table:table-row table:style-name="ro1">
          <table:table-cell office:value-type="string" calcext:value-type="string">
            <text:p>StringCompressionLlama_ZS1Test</text:p>
          </table:table-cell>
          <table:covered-table-cell office:value-type="string" calcext:value-type="string">
            <text:p>StringCompression</text:p>
          </table:covered-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9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5:20:38.085785040</dc:date>
    <meta:editing-duration>PT1M18S</meta:editing-duration>
    <meta:editing-cycles>1</meta:editing-cycles>
    <meta:document-statistic meta:table-count="1" meta:cell-count="234" meta:object-count="0"/>
    <meta:generator>LibreOffice/24.2.7.2$Linux_X86_64 LibreOffice_project/420$Build-2</meta:generator>
  </office:meta>
</office:document-meta>
</file>